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ono" svg:font-family="mono" style:font-adornments="Standaard"/>
    <style:font-face style:name="Cumberland AMT" svg:font-family="'Cumberland AMT'"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code">
      <style:text-properties fo:color="#000000" fo:font-weight="normal" style:font-weight-asian="normal" style:font-weight-complex="normal"/>
    </style:style>
    <style:style style:name="P2" style:family="paragraph" style:parent-style-name="code">
      <style:text-properties fo:color="#000000"/>
    </style:style>
    <style:style style:name="T1" style:family="text">
      <style:text-properties fo:color="#000000" fo:font-weight="normal" style:font-weight-asian="normal" style:font-weight-complex="normal"/>
    </style:style>
    <style:style style:name="T2" style:family="text" style:parent-style-name="Strong_20_Emphasis">
      <style:text-properties fo:color="#000000" fo:font-weight="normal" style:font-weight-asian="normal" style:font-weight-complex="normal"/>
    </style:style>
    <style:style style:name="T3" style:family="text">
      <style:text-properties fo:color="#000000"/>
    </style:style>
    <style:style style:name="T4" style:family="text" style:parent-style-name="Emphasis">
      <style:text-properties fo:color="#000000"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ing standards</text:h>
      <text:h text:style-name="Heading_20_2" text:outline-level="2">Interfaces</text:h>
      <text:p text:style-name="Text_20_body">interfaces beginnen met een kleine i en dan de delen van de interface beginnend met een hoofdletter</text:p>
      <text:p text:style-name="code">interface iNameInterface {</text:p>
      <text:p text:style-name="code"><text:tab/>// __constructor declaratie</text:p>
      <text:p text:style-name="code"><text:tab/>// __destructor declaratie</text:p>
      <text:p text:style-name="code"><text:tab/>// static public functions declaraties</text:p>
      <text:p text:style-name="code"><text:tab/>// public functions (ingesprongen) declaraties</text:p>
      <text:p text:style-name="code"><text:tab/>// protected functions declaraties</text:p>
      <text:p text:style-name="code">}</text:p>
      <text:h text:style-name="Heading_20_2" text:outline-level="2">Classes</text:h>
      <text:p text:style-name="Text_20_body">een zelfgedeclareerde functie heeft als naam een kleine letter voor het eerste deel, voor andere delen begint het met een hoofdletter, als een deel van het woord een afkorting is dan mag het helemaal met hoofdletters geschreven worden (bv, ID) of als de afkorting een speciale hoodletter vorm heeft <text:s/>moet men zich hier ook aan houden, <text:s/>(bv. MySQL) (bv. postgreSQLDatabase)</text:p>
      <text:p text:style-name="P1">/**</text:p>
      <text:p text:style-name="P1"><text:s/>* short desc</text:p>
      <text:p text:style-name="P1"><text:s/>*</text:p>
      <text:p text:style-name="P1"><text:s/>* long desc</text:p>
      <text:p text:style-name="code"><text:span text:style-name="T1"><text:s/>* </text:span><text:span text:style-name="T2">@package</text:span><text:span text:style-name="T1"> test</text:span></text:p>
      <text:p text:style-name="code"><text:span text:style-name="T1"><text:s/>* </text:span><text:span text:style-name="T2">@author</text:span><text:span text:style-name="T1"> me</text:span></text:p>
      <text:p text:style-name="code"><text:span text:style-name="T1"><text:s/>* </text:span><text:span text:style-name="T2">@version</text:span><text:span text:style-name="T1"> 1.0</text:span></text:p>
      <text:p text:style-name="code"><text:span text:style-name="T1"><text:s/>* </text:span><text:span text:style-name="T2">@copyright</text:span><text:span text:style-name="T1"> never</text:span></text:p>
      <text:p text:style-name="P1">*/</text:p>
      <text:p text:style-name="code">class className extends othClass implements iNameInterface {</text:p>
      <text:p text:style-name="code"><text:tab/>// __constructor</text:p>
      <text:p text:style-name="code"><text:tab/>// __destructor</text:p>
      <text:p text:style-name="code"><text:tab/>// static public functions</text:p>
      <text:p text:style-name="code"><text:tab/>// public functions (ingesprongen)</text:p>
      <text:p text:style-name="code"><text:tab/>// private functions</text:p>
      <text:p text:style-name="code"><text:tab/>// protected functions</text:p>
      <text:p text:style-name="code">}</text:p>
      <text:h text:style-name="Heading_20_2" text:outline-level="2">Fucntions</text:h>
      <text:p text:style-name="Text_20_body">een zelfgedaclereerde functie begint met een kleine letter voor het eerste deel, en dan een hoofdletter voor het tweede deel <text:s/>als een deel van het woord een afkorting is dan mag het helemaal met hoofdletters geschreven worden (bv, ID) of als de afkorting een speciale hoodletter vorm heeft <text:s/>moet men zich hier ook aan houden, <text:s/>(bv. MySQL) (bv. readStringFromFile ()) (geen underscores!!)</text:p>
      <text:p text:style-name="Text_20_body">als het bij een klasse hoort moet er altijd public, private of protected bijstaan en eventueel static</text:p>
      <text:p text:style-name="P2">/**</text:p>
      <text:p text:style-name="P2"><text:s/>* short description</text:p>
      <text:p text:style-name="P2"><text:s/>*</text:p>
      <text:p text:style-name="P2"><text:s/>* long description</text:p>
      <text:p text:style-name="P2"><text:s/>* example of basic @global usage in a function</text:p>
      <text:p text:style-name="P2"><text:s/>* assume global variables "$foo" and "$bar" are already <text:s text:c="9"/>* documented</text:p>
      <text:p text:style-name="code"><text:span text:style-name="T3"><text:s/></text:span><text:span text:style-name="T1">* </text:span><text:span text:style-name="T2">@global </text:span><text:span text:style-name="T4">bool $foo </text:span><text:span text:style-name="T1">used to control the weather</text:span></text:p>
      <text:p text:style-name="code"><text:span text:style-name="T1"><text:s/>* </text:span><text:span text:style-name="T2">@global </text:span><text:span text:style-name="T4">test $bar </text:span><text:span text:style-name="T1">used to calculate the division tables</text:span></text:p>
      <text:p text:style-name="code"><text:span text:style-name="T2"><text:s/>* @param </text:span><text:span text:style-name="T4">bool </text:span><text:span text:style-name="T2">$baz </text:span></text:p>
      <text:p text:style-name="code"><text:span text:style-name="T1"><text:s/>* </text:span><text:span text:style-name="T2">@return </text:span><text:span text:style-name="T4">mixed </text:span></text:p>
      <text:p text:style-name="P2">*/</text:p>
      <text:p text:style-name="code">function functionName (string $test, int $getal, array $arrayName) {</text:p>
      <text:p text:style-name="code"><text:tab/>global $foo, $bar;</text:p>
      <text:p text:style-name="code"><text:tab/>// enzovoort</text:p>
      <text:p text:style-name="code">}</text:p>
      <text:p text:style-name="Text_20_body"/>
      <text:p text:style-name="Text_20_body">het aanroepen van een functie is als volgt</text:p>
      <text:p text:style-name="code">functionName ($iets, $ietsanders, $nogiets);</text:p>
      <text:h text:style-name="Heading_20_2" text:outline-level="2">Variable</text:h>
      <text:p text:style-name="Text_20_body">starten met een kleine letter en dan voor elk onderdeel is de eerste letter een hoofdletter <text:s/>als een deel van het woord een afkorting is dan mag het helemaal met hoofdletters geschreven worden (bv, ID) of als de afkorting een speciale hoodletter vorm heeft <text:s/>moet men zich hier ook aan houden, <text:s/>(bv. MySQL)</text:p>
      <text:p text:style-name="Text_20_body">als een globale variabele wordt gedeclareerd moet er een PHPDoc commentaar bijstaan</text:p>
      <text:p text:style-name="Text_20_body">$numberOfUsers</text:p>
      <text:p text:style-name="Text_20_body">$IDOfCurUser</text:p>
      <text:h text:style-name="Heading_20_2" text:outline-level="2">Constants</text:h>
      <text:p text:style-name="Text_20_body">zijn volledig in hoofdletters, woorddelen worden gescheidden door underscorers</text:p>
      <text:p text:style-name="Text_20_body">define ('VERSION_OF_THIS_PROGRAM','0.0.0.1');</text:p>
      <text:h text:style-name="Heading_20_2" text:outline-level="2">Ifs, fors, whiles, switches</text:h>
      <text:p text:style-name="code">if ($that == 1) {</text:p>
      <text:p text:style-name="code"><text:tab/>// dot something</text:p>
      <text:p text:style-name="code">} elseif ($that == 2) {</text:p>
      <text:p text:style-name="code"><text:tab/>// do something else</text:p>
      <text:p text:style-name="code">} else {</text:p>
      <text:p text:style-name="code"><text:tab/>// do something different</text:p>
      <text:p text:style-name="code"><text:tab/>/*</text:p>
      <text:p text:style-name="code"><text:tab/> * als de code hier normaal niet mag komen laat dan <text:tab/><text:tab/> * een waarschiwing genereren met trigger_error ()</text:p>
      <text:p text:style-name="code"><text:tab/>*/</text:p>
      <text:p text:style-name="code">}</text:p>
      <text:p text:style-name="code"/>
      <text:p text:style-name="code">for ($i = 0; $i &lt;= 7; $i++) {</text:p>
      <text:p text:style-name="code"><text:tab/>// do this 7 times</text:p>
      <text:p text:style-name="code">}</text:p>
      <text:p text:style-name="code"/>
      <text:p text:style-name="code">while ($that == true) {</text:p>
      <text:p text:style-name="code"><text:tab/>// do what needs to be done</text:p>
      <text:p text:style-name="code">}</text:p>
      <text:p text:style-name="code"/>
      <text:p text:style-name="code">switch ($aVar) {</text:p>
      <text:p text:style-name="code"><text:tab/>case 7: // do 7</text:p>
      <text:p text:style-name="code"><text:tab/><text:tab/>// more doing 7</text:p>
      <text:p text:style-name="code"><text:tab/><text:tab/>break;</text:p>
      <text:p text:style-name="code"><text:tab/>case 12: // do 12</text:p>
      <text:p text:style-name="code"><text:tab/><text:tab/>breal</text:p>
      <text:p text:style-name="code"><text:tab/>case 8:</text:p>
      <text:p text:style-name="code"><text:tab/>case 13:</text:p>
      <text:p text:style-name="code"><text:tab/>case 14:</text:p>
      <text:p text:style-name="code"><text:tab/><text:tab/>break;</text:p>
      <text:p text:style-name="code"><text:tab/>default:</text:p>
      <text:p text:style-name="code"><text:tab/><text:tab/>/* do the default thing</text:p>
      <text:p text:style-name="code"><text:tab/><text:tab/> * zelfs als het normaal hier niet komt, zet dit er <text:tab/><text:tab/> * dan toch een laat een waarschuwing genereren met <text:tab/><text:tab/> * trigger_error ()</text:p>
      <text:p text:style-name="code"><text:tab/><text:tab/>*/</text:p>
      <text:p text:style-name="code">}</text:p>
      <text:h text:style-name="Heading_20_2" text:outline-level="2">Files en directories</text:h>
      <text:p text:style-name="Text_20_body">volledig in kleine letters, geen underscores</text:p>
      <text:p text:style-name="Text_20_body">bij het begin van een bestand hoort altijd de licentie + een PHPDoc declaratie</text:p>
      <text:p text:style-name="code">/**</text:p>
      <text:p text:style-name="code"><text:s/>* File that take care of the database SubSystem</text:p>
      <text:p text:style-name="code"><text:s/>*</text:p>
      <text:p text:style-name="code"><text:s/>* @package database</text:p>
      <text:p text:style-name="code"><text:s/>* @author Nathan Samson</text:p>
      <text:p text:style-name="code"><text:s/>* @license http://opensource.org/licenses/gpl-license.php <text:s text:c="4"/>* GNU Public License</text:p>
      <text:p text:style-name="code">*/</text:p>
      <text:h text:style-name="Heading_20_2" text:outline-level="2">Comments</text:h>
      <text:p text:style-name="Text_20_body">een blok commentaar doe je met</text:p>
      <text:p text:style-name="code">/* tekst</text:p>
      <text:p text:style-name="code"><text:s/>* andere tekst</text:p>
      <text:p text:style-name="code"><text:s/>* meer tekst</text:p>
      <text:p text:style-name="code">*/</text:p>
      <text:p text:style-name="Text_20_body"/>
      <text:p text:style-name="Text_20_body">kleine commentaren doe je gewoon </text:p>
      <text:p text:style-name="code">doSomething (); // zo op deze manier</text:p>
      <text:p text:style-name="Text_20_body">Een PHPDoc is als volgt</text:p>
      <text:p text:style-name="code">/**</text:p>
      <text:p text:style-name="code"><text:s/>* @foo bar</text:p>
      <text:p text:style-name="code"><text:s/>* </text:p>
      <text:p text:style-name="code"><text:s/>* @whatever whatever</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ono" svg:font-family="mono" style:font-adornments="Standaard"/>
    <style:font-face style:name="Cumberland AMT" svg:font-family="'Cumberland AMT'" style:font-family-generic="modern" style:font-pitch="fixed"/>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nl" fo:country="NL"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code" style:family="paragraph" style:parent-style-name="Standard" style:class="text">
      <style:paragraph-properties fo:margin-left="1.499cm" fo:margin-right="0cm" fo:text-indent="0cm" style:auto-text-indent="false"/>
      <style:text-properties style:font-name="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10-17T16:57:52</meta:creation-date>
    <dc:date>2005-10-17T22:37:42</dc:date>
    <dc:language>nl-NL</dc:language>
    <meta:editing-cycles>6</meta:editing-cycles>
    <meta:editing-duration>PT28M57S</meta:editing-duration>
    <meta:user-defined meta:name="Info 1"/>
    <meta:user-defined meta:name="Info 2"/>
    <meta:user-defined meta:name="Info 3"/>
    <meta:user-defined meta:name="Info 4"/>
    <meta:document-statistic meta:table-count="0" meta:image-count="0" meta:object-count="0" meta:page-count="3" meta:paragraph-count="113" meta:word-count="534" meta:character-count="3722"/>
  </office:meta>
</office:document-meta>
</file>